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e3b" officeooo:paragraph-rsid="00119e3b"/>
    </style:style>
    <style:style style:name="P2" style:family="paragraph" style:parent-style-name="Standard">
      <style:text-properties officeooo:rsid="00119e3b" officeooo:paragraph-rsid="00128294"/>
    </style:style>
    <style:style style:name="T1" style:family="text">
      <style:text-properties officeooo:rsid="00128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cion 1 FS</text:p>
      <text:p text:style-name="P2">1.</text:p>
      <text:p text:style-name="P2"><text:tab/>a</text:p>
      <text:p text:style-name="P2">2.</text:p>
      <text:p text:style-name="P2"><text:tab/>b</text:p>
      <text:p text:style-name="P2">3.</text:p>
      <text:p text:style-name="P2"><text:tab/>b</text:p>
      <text:p text:style-name="P2">4.</text:p>
      <text:p text:style-name="P2"><text:tab/>b</text:p>
      <text:p text:style-name="P1">5.</text:p>
      <text:p text:style-name="P1"/>
      <text:p text:style-name="P1">6.</text:p>
      <text:p text:style-name="P1"/>
      <text:p text:style-name="P2">7.</text:p>
      <text:p text:style-name="P2"><text:tab/><text:span text:style-name="T1">Comprueba el estado de la interrupcion del proceso y lee la siguiente instrucción. En este caso la<text:tab/>56.</text:span></text:p>
      <text:p text:style-name="P1"/>
      <text:p text:style-name="P1">8.</text:p>
      <text:p text:style-name="P1"><text:tab/><text:span text:style-name="T1">La diferencia de una excepcion <text:s/>es que es un evento sincrono, por lo que hasta el siguiente ciclo de reloj no comprueba el estado. </text:span></text:p>
      <text:p text:style-name="P1">9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4:04:46.861771859</meta:creation-date>
    <dc:date>2020-03-09T14:23:30.752650592</dc:date>
    <meta:editing-duration>PT8M33S</meta:editing-duration>
    <meta:editing-cycles>1</meta:editing-cycles>
    <meta:document-statistic meta:table-count="0" meta:image-count="0" meta:object-count="0" meta:page-count="1" meta:paragraph-count="16" meta:word-count="58" meta:character-count="274" meta:non-whitespace-character-count="224"/>
    <meta:generator>LibreOffice/6.0.7.3$Linux_X86_64 LibreOffice_project/00m0$Build-3</meta:generator>
  </office:meta>
</office:document-meta>
</file>